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8011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011">
      <style:table-cell-properties fo:background-color="#ffffff"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011">
      <style:table-cell-properties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 style:data-style-name="N801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7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8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9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7"/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ce9"/>
        <table:table-column table:style-name="co1" table:default-cell-style-name="ce5"/>
        <table:table-row table:style-name="ro1">
          <table:table-cell/>
          <table:table-cell table:style-name="Default" office:value-type="string">
            <text:p>3db</text:p>
          </table:table-cell>
          <table:table-cell table:style-name="Default" table:number-columns-repeated="3"/>
          <table:table-cell table:style-name="Default" office:value-type="string">
            <text:p>50db</text:p>
          </table:table-cell>
          <table:table-cell table:style-name="Default" table:number-columns-repeated="3"/>
          <table:table-cell table:style-name="Default" office:value-type="string">
            <text:p>50+3db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 office:value-type="string">
            <text:p>3db</text:p>
          </table:table-cell>
          <table:table-cell table:style-name="Default" office:value-type="string">
            <text:p>50db</text:p>
          </table:table-cell>
          <table:table-cell table:style-name="Default" office:value-type="string">
            <text:p>7db*</text:p>
          </table:table-cell>
          <table:table-cell table:style-name="Default" office:value-type="string">
            <text:p>Mean</text:p>
          </table:table-cell>
          <table:table-cell table:style-name="Default" office:value-type="string">
            <text:p>3db</text:p>
          </table:table-cell>
          <table:table-cell table:style-name="Default" office:value-type="string">
            <text:p>50db</text:p>
          </table:table-cell>
          <table:table-cell table:style-name="Default" office:value-type="string">
            <text:p>7db*</text:p>
          </table:table-cell>
          <table:table-cell table:style-name="Default" office:value-type="string">
            <text:p>Mean</text:p>
          </table:table-cell>
          <table:table-cell table:style-name="Default" office:value-type="string">
            <text:p>3db</text:p>
          </table:table-cell>
          <table:table-cell table:style-name="Default" office:value-type="string">
            <text:p>50db</text:p>
          </table:table-cell>
          <table:table-cell table:style-name="Default" office:value-type="string">
            <text:p>7db*</text:p>
          </table:table-cell>
          <table:table-cell table:style-name="Default" office:value-type="string">
            <text:p>Mean</text:p>
          </table:table-cell>
        </table:table-row>
        <table:table-row table:style-name="ro1">
          <table:table-cell office:value-type="string">
            <text:p>Zeit</text:p>
          </table:table-cell>
          <table:table-cell table:style-name="ce1" office:value-type="percentage" office:value="0.778056">
            <text:p>77.81%</text:p>
          </table:table-cell>
          <table:table-cell office:value-type="percentage" office:value="0.790176">
            <text:p>79.02%</text:p>
          </table:table-cell>
          <table:table-cell office:value-type="percentage" office:value="0.860435">
            <text:p>86.04%</text:p>
          </table:table-cell>
          <table:table-cell table:formula="of:=AVERAGE([.B3:.D3])" office:value-type="percentage" office:value="0.809555666666667">
            <text:p>80,96%</text:p>
          </table:table-cell>
          <table:table-cell office:value-type="percentage" office:value="0.493302">
            <text:p>49.33%</text:p>
          </table:table-cell>
          <table:table-cell office:value-type="percentage" office:value="0.947004">
            <text:p>94.70%</text:p>
          </table:table-cell>
          <table:table-cell office:value-type="percentage" office:value="0.486556">
            <text:p>48.66%</text:p>
          </table:table-cell>
          <table:table-cell table:formula="of:=AVERAGE([.F3:.H3])" office:value-type="percentage" office:value="0.642287333333333">
            <text:p>64,23%</text:p>
          </table:table-cell>
          <table:table-cell office:value-type="percentage" office:value="0.775406">
            <text:p>77.54%</text:p>
          </table:table-cell>
          <table:table-cell table:style-name="ce8" office:value-type="percentage" office:value="0.924677">
            <text:p>92.47%</text:p>
          </table:table-cell>
          <table:table-cell office:value-type="percentage" office:value="0.84379">
            <text:p>84.38%</text:p>
          </table:table-cell>
          <table:table-cell table:formula="of:=AVERAGE([.J3:.L3])" office:value-type="percentage" office:value="0.847957666666667">
            <text:p>84,80%</text:p>
          </table:table-cell>
        </table:table-row>
        <table:table-row table:style-name="ro2">
          <table:table-cell office:value-type="string">
            <text:p>Freq</text:p>
          </table:table-cell>
          <table:table-cell table:style-name="ce2" office:value-type="percentage" office:value="0.820452">
            <text:p>82.05%</text:p>
          </table:table-cell>
          <table:table-cell office:value-type="percentage" office:value="0.89278">
            <text:p>89.28%</text:p>
          </table:table-cell>
          <table:table-cell office:value-type="percentage" office:value="0.827145">
            <text:p>82.71%</text:p>
          </table:table-cell>
          <table:table-cell table:formula="of:=AVERAGE([.B4:.D4])" office:value-type="percentage" office:value="0.846792333333333">
            <text:p>84,68%</text:p>
          </table:table-cell>
          <table:table-cell office:value-type="percentage" office:value="0.705187">
            <text:p>70.52%</text:p>
          </table:table-cell>
          <table:table-cell office:value-type="percentage" office:value="0.943668">
            <text:p>94.37%</text:p>
          </table:table-cell>
          <table:table-cell office:value-type="percentage" office:value="0.550576">
            <text:p>55.06%</text:p>
          </table:table-cell>
          <table:table-cell table:formula="of:=AVERAGE([.F4:.H4])" office:value-type="percentage" office:value="0.733143666666667">
            <text:p>73,31%</text:p>
          </table:table-cell>
          <table:table-cell office:value-type="percentage" office:value="0.817459">
            <text:p>81.75%</text:p>
          </table:table-cell>
          <table:table-cell office:value-type="percentage" office:value="0.912164">
            <text:p>91.22%</text:p>
          </table:table-cell>
          <table:table-cell office:value-type="percentage" office:value="0.74904">
            <text:p>74.90%</text:p>
          </table:table-cell>
          <table:table-cell table:formula="of:=AVERAGE([.J4:.L4])" office:value-type="percentage" office:value="0.826221">
            <text:p>82,62%</text:p>
          </table:table-cell>
        </table:table-row>
        <table:table-row table:style-name="ro2">
          <table:table-cell office:value-type="string">
            <text:p>Ceps</text:p>
          </table:table-cell>
          <table:table-cell office:value-type="percentage" office:value="0.889789">
            <text:p>88.98%</text:p>
          </table:table-cell>
          <table:table-cell office:value-type="percentage" office:value="0.947151">
            <text:p>94.72%</text:p>
          </table:table-cell>
          <table:table-cell office:value-type="percentage" office:value="0.929577">
            <text:p>92.96%</text:p>
          </table:table-cell>
          <table:table-cell table:formula="of:=AVERAGE([.B5:.D5])" office:value-type="percentage" office:value="0.922172333333333">
            <text:p>92,22%</text:p>
          </table:table-cell>
          <table:table-cell office:value-type="percentage" office:value="0.868296">
            <text:p>86.83%</text:p>
          </table:table-cell>
          <table:table-cell office:value-type="percentage" office:value="0.946808">
            <text:p>94.68%</text:p>
          </table:table-cell>
          <table:table-cell office:value-type="percentage" office:value="0.928297">
            <text:p>92.83%</text:p>
          </table:table-cell>
          <table:table-cell table:formula="of:=AVERAGE([.F5:.H5])" office:value-type="percentage" office:value="0.914467">
            <text:p>91,45%</text:p>
          </table:table-cell>
          <table:table-cell table:style-name="ce9" office:value-type="percentage" office:value="0.889838">
            <text:p>88.98%</text:p>
          </table:table-cell>
          <table:table-cell table:style-name="ce8" office:value-type="percentage" office:value="0.947201">
            <text:p>94.72%</text:p>
          </table:table-cell>
          <table:table-cell table:style-name="ce8" office:value-type="percentage" office:value="0.929577">
            <text:p>92.96%</text:p>
          </table:table-cell>
          <table:table-cell table:formula="of:=AVERAGE([.J5:.L5])" office:value-type="percentage" office:value="0.922205333333333">
            <text:p>92,22%</text:p>
          </table:table-cell>
        </table:table-row>
        <table:table-row table:style-name="ro2">
          <table:table-cell office:value-type="string">
            <text:p>Corr</text:p>
          </table:table-cell>
          <table:table-cell office:value-type="percentage" office:value="0.804505">
            <text:p>80.45%</text:p>
          </table:table-cell>
          <table:table-cell office:value-type="percentage" office:value="0.734678">
            <text:p>73.47%</text:p>
          </table:table-cell>
          <table:table-cell office:value-type="percentage" office:value="0.848912">
            <text:p>84.89%</text:p>
          </table:table-cell>
          <table:table-cell table:formula="of:=AVERAGE([.B6:.D6])" office:value-type="percentage" office:value="0.796031666666667">
            <text:p>79,60%</text:p>
          </table:table-cell>
          <table:table-cell office:value-type="percentage" office:value="0.730654">
            <text:p>73.07%</text:p>
          </table:table-cell>
          <table:table-cell office:value-type="percentage" office:value="0.871387">
            <text:p>87.14%</text:p>
          </table:table-cell>
          <table:table-cell office:value-type="percentage" office:value="0.77977">
            <text:p>77.98%</text:p>
          </table:table-cell>
          <table:table-cell table:formula="of:=AVERAGE([.F6:.H6])" office:value-type="percentage" office:value="0.793937">
            <text:p>79,39%</text:p>
          </table:table-cell>
          <table:table-cell office:value-type="percentage" office:value="0.778988">
            <text:p>77.90%</text:p>
          </table:table-cell>
          <table:table-cell office:value-type="percentage" office:value="0.848766">
            <text:p>84.88%</text:p>
          </table:table-cell>
          <table:table-cell office:value-type="percentage" office:value="0.828425">
            <text:p>82.84%</text:p>
          </table:table-cell>
          <table:table-cell table:formula="of:=AVERAGE([.J6:.L6])" office:value-type="percentage" office:value="0.818726333333333">
            <text:p>81,87%</text:p>
          </table:table-cell>
        </table:table-row>
        <table:table-row table:style-name="ro2">
          <table:table-cell office:value-type="string">
            <text:p>Zeit+Freq</text:p>
          </table:table-cell>
          <table:table-cell office:value-type="percentage" office:value="0.820452">
            <text:p>82.05%</text:p>
          </table:table-cell>
          <table:table-cell office:value-type="percentage" office:value="0.892782">
            <text:p>89.28%</text:p>
          </table:table-cell>
          <table:table-cell office:value-type="percentage" office:value="0.827145">
            <text:p>82.71%</text:p>
          </table:table-cell>
          <table:table-cell table:formula="of:=AVERAGE([.B7:.D7])" office:value-type="percentage" office:value="0.846793">
            <text:p>84,68%</text:p>
          </table:table-cell>
          <table:table-cell office:value-type="percentage" office:value="0.705187">
            <text:p>70.52%</text:p>
          </table:table-cell>
          <table:table-cell office:value-type="percentage" office:value="0.943668">
            <text:p>94.37%</text:p>
          </table:table-cell>
          <table:table-cell office:value-type="percentage" office:value="0.550576">
            <text:p>55.06%</text:p>
          </table:table-cell>
          <table:table-cell table:formula="of:=AVERAGE([.F7:.H7])" office:value-type="percentage" office:value="0.733143666666667">
            <text:p>73,31%</text:p>
          </table:table-cell>
          <table:table-cell office:value-type="percentage" office:value="0.817459">
            <text:p>81.75%</text:p>
          </table:table-cell>
          <table:table-cell office:value-type="percentage" office:value="0.912164">
            <text:p>91.22%</text:p>
          </table:table-cell>
          <table:table-cell office:value-type="percentage" office:value="0.74904">
            <text:p>74.90%</text:p>
          </table:table-cell>
          <table:table-cell table:formula="of:=AVERAGE([.J7:.L7])" office:value-type="percentage" office:value="0.826221">
            <text:p>82,62%</text:p>
          </table:table-cell>
        </table:table-row>
        <table:table-row table:style-name="ro2">
          <table:table-cell office:value-type="string">
            <text:p>Zeit+Ceps</text:p>
          </table:table-cell>
          <table:table-cell office:value-type="percentage" office:value="0.889789">
            <text:p>88.98%</text:p>
          </table:table-cell>
          <table:table-cell office:value-type="percentage" office:value="0.947151">
            <text:p>94.72%</text:p>
          </table:table-cell>
          <table:table-cell office:value-type="percentage" office:value="0.929577">
            <text:p>92.96%</text:p>
          </table:table-cell>
          <table:table-cell table:formula="of:=AVERAGE([.B8:.D8])" office:value-type="percentage" office:value="0.922172333333333">
            <text:p>92,22%</text:p>
          </table:table-cell>
          <table:table-cell office:value-type="percentage" office:value="0.868296">
            <text:p>86.83%</text:p>
          </table:table-cell>
          <table:table-cell office:value-type="percentage" office:value="0.946808">
            <text:p>94.68%</text:p>
          </table:table-cell>
          <table:table-cell office:value-type="percentage" office:value="0.928297">
            <text:p>92.83%</text:p>
          </table:table-cell>
          <table:table-cell table:formula="of:=AVERAGE([.F8:.H8])" office:value-type="percentage" office:value="0.914467">
            <text:p>91,45%</text:p>
          </table:table-cell>
          <table:table-cell office:value-type="percentage" office:value="0.889838">
            <text:p>88.98%</text:p>
          </table:table-cell>
          <table:table-cell office:value-type="percentage" office:value="0.947201">
            <text:p>94.72%</text:p>
          </table:table-cell>
          <table:table-cell office:value-type="percentage" office:value="0.929577">
            <text:p>92.96%</text:p>
          </table:table-cell>
          <table:table-cell table:formula="of:=AVERAGE([.J8:.L8])" office:value-type="percentage" office:value="0.922205333333333">
            <text:p>92,22%</text:p>
          </table:table-cell>
        </table:table-row>
        <table:table-row table:style-name="ro2">
          <table:table-cell office:value-type="string">
            <text:p>Zeit+Corr</text:p>
          </table:table-cell>
          <table:table-cell table:style-name="ce4" office:value-type="percentage" office:value="0.804505">
            <text:p>80.45%</text:p>
          </table:table-cell>
          <table:table-cell table:style-name="ce4" office:value-type="percentage" office:value="0.734678">
            <text:p>73.47%</text:p>
          </table:table-cell>
          <table:table-cell table:style-name="ce4" office:value-type="percentage" office:value="0.848912">
            <text:p>84.89%</text:p>
          </table:table-cell>
          <table:table-cell table:formula="of:=AVERAGE([.B9:.D9])" office:value-type="percentage" office:value="0.796031666666667">
            <text:p>79,60%</text:p>
          </table:table-cell>
          <table:table-cell office:value-type="percentage" office:value="0.493302">
            <text:p>49.33%</text:p>
          </table:table-cell>
          <table:table-cell office:value-type="percentage" office:value="0.947004">
            <text:p>94.70%</text:p>
          </table:table-cell>
          <table:table-cell office:value-type="percentage" office:value="0.486556">
            <text:p>48.66%</text:p>
          </table:table-cell>
          <table:table-cell table:formula="of:=AVERAGE([.F9:.H9])" office:value-type="percentage" office:value="0.642287333333333">
            <text:p>64,23%</text:p>
          </table:table-cell>
          <table:table-cell office:value-type="percentage" office:value="0.803229">
            <text:p>80.32%</text:p>
          </table:table-cell>
          <table:table-cell office:value-type="percentage" office:value="0.9235">
            <text:p>92.35%</text:p>
          </table:table-cell>
          <table:table-cell office:value-type="percentage" office:value="0.882202">
            <text:p>88.22%</text:p>
          </table:table-cell>
          <table:table-cell table:formula="of:=AVERAGE([.J9:.L9])" office:value-type="percentage" office:value="0.869643666666667">
            <text:p>86,96%</text:p>
          </table:table-cell>
        </table:table-row>
        <table:table-row table:style-name="ro2">
          <table:table-cell office:value-type="string">
            <text:p>Freq+Ceps</text:p>
          </table:table-cell>
          <table:table-cell office:value-type="percentage" office:value="0.889789">
            <text:p>88.98%</text:p>
          </table:table-cell>
          <table:table-cell office:value-type="percentage" office:value="0.947151">
            <text:p>94.72%</text:p>
          </table:table-cell>
          <table:table-cell office:value-type="percentage" office:value="0.929577">
            <text:p>92.96%</text:p>
          </table:table-cell>
          <table:table-cell table:formula="of:=AVERAGE([.B10:.D10])" office:value-type="percentage" office:value="0.922172333333333">
            <text:p>92,22%</text:p>
          </table:table-cell>
          <table:table-cell office:value-type="percentage" office:value="0.706512">
            <text:p>70.65%</text:p>
          </table:table-cell>
          <table:table-cell office:value-type="percentage" office:value="0.947495">
            <text:p>94.75%</text:p>
          </table:table-cell>
          <table:table-cell office:value-type="percentage" office:value="0.550576">
            <text:p>55.06%</text:p>
          </table:table-cell>
          <table:table-cell table:formula="of:=AVERAGE([.F10:.H10])" office:value-type="percentage" office:value="0.734861">
            <text:p>73,49%</text:p>
          </table:table-cell>
          <table:table-cell office:value-type="percentage" office:value="0.889838">
            <text:p>88.98%</text:p>
          </table:table-cell>
          <table:table-cell office:value-type="percentage" office:value="0.947201">
            <text:p>94.72%</text:p>
          </table:table-cell>
          <table:table-cell office:value-type="percentage" office:value="0.929577">
            <text:p>92.96%</text:p>
          </table:table-cell>
          <table:table-cell table:formula="of:=AVERAGE([.J10:.L10])" office:value-type="percentage" office:value="0.922205333333333">
            <text:p>92,22%</text:p>
          </table:table-cell>
        </table:table-row>
        <table:table-row table:style-name="ro2">
          <table:table-cell office:value-type="string">
            <text:p>Freq+Corr</text:p>
          </table:table-cell>
          <table:table-cell office:value-type="percentage" office:value="0.820452">
            <text:p>82.05%</text:p>
          </table:table-cell>
          <table:table-cell office:value-type="percentage" office:value="0.892782">
            <text:p>89.28%</text:p>
          </table:table-cell>
          <table:table-cell office:value-type="percentage" office:value="0.827145">
            <text:p>82.71%</text:p>
          </table:table-cell>
          <table:table-cell table:formula="of:=AVERAGE([.B11:.D11])" office:value-type="percentage" office:value="0.846793">
            <text:p>84,68%</text:p>
          </table:table-cell>
          <table:table-cell office:value-type="percentage" office:value="0.705187">
            <text:p>70.52%</text:p>
          </table:table-cell>
          <table:table-cell table:number-columns-repeated="2" office:value-type="percentage" office:value="0.956033">
            <text:p>95.60%</text:p>
          </table:table-cell>
          <table:table-cell table:formula="of:=AVERAGE([.F11:.H11])" office:value-type="percentage" office:value="0.872417666666667">
            <text:p>87,24%</text:p>
          </table:table-cell>
          <table:table-cell office:value-type="percentage" office:value="0.817508">
            <text:p>81.75%</text:p>
          </table:table-cell>
          <table:table-cell office:value-type="percentage" office:value="0.944207">
            <text:p>94.42%</text:p>
          </table:table-cell>
          <table:table-cell office:value-type="percentage" office:value="0.74904">
            <text:p>74.90%</text:p>
          </table:table-cell>
          <table:table-cell table:formula="of:=AVERAGE([.J11:.L11])" office:value-type="percentage" office:value="0.836918333333333">
            <text:p>83,69%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16.12.2016</text:date>, <text:time>11:57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2-16T11:56:45</meta:creation-date>
    <dc:date>2016-12-16T11:57:44</dc:date>
    <dc:creator>Franz Anders</dc:creator>
    <meta:editing-duration>PT59S</meta:editing-duration>
    <meta:editing-cycles>1</meta:editing-cycles>
    <meta:document-statistic meta:table-count="3" meta:cell-count="132" meta:object-count="0"/>
    <meta:generator>OpenOffice/4.1.1$Unix OpenOffice.org_project/411m6$Build-9775</meta:generator>
  </office:meta>
</office:document-meta>
</file>